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only knew to ring:</text:p>
      <text:p text:style-name="Normal">*RIIIIIIIING RIIIIII-tap* and it would have kept on ringing, had it not been for her. Now it stood still and silent, waiting for the next day to come, when it would once again resound throughout her room in order to wake her up. That was the sole purpose of its existence.</text:p>
      <text:p text:style-name="Normal">“...” </text:p>
      <text:p text:style-name="Normal">She thought about it for a second. That may have been the only reason it was around, but at the very least it had one, and as she looked at, <text:span text:style-name="T1">「I'm jealous,」 </text:span>she lied. Somewhere deep down though, she did wish she were jealous. The clock pointed at a little past 7AM.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She just lie in bed doing nothing in particular. </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kinder, and they understood her a lot better than reality or anything that was real, so it was only natural that she wanted to spend more time with her head in the clouds than with her feet on the ground.</text:p>
      <text:p text:style-name="Normal">“...”</text:p>
      <text:p text:style-name="Normal">... There might have been a lie in that last sentence. </text:p>
      <text:p text:style-name="Normal">“...”</text:p>
      <text:p text:style-name="Normal">There just might be someone who understood her well, here on Earth. At least, that's what she thought, she could never really tell what that person was really thinking. But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you a little longer. <text:span text:style-name="T1">「... It's like I'm always thinking about you... Did you know? In my dreams, you think about me too sometimes...」 W</text:span>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Spot by spot they climbed her blanket, until they touched her face. They were cold, and they were bright. Blindingly so. So she hid under her blanket. She didn't want anyone or anything telling her to get up, not even the sun. </text:p>
      <text:p text:style-name="Normal">“...”</text:p>
      <text:p text:style-name="Normal">Did she not? There might have been a lie in that last sentence too, and deep down, she knew that. Right now though, she wasn't in the mood to think about it.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text:span text:style-name="T1">Then, 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bout a second ago), and she wondered whether the ceiling would make for a good conversation partner.</text:span></text:p>
      <text:p text:style-name="Normal"><text:span text:style-name="T1">“Hello,” she said to it. </text:span></text:p>
      <text:p text:style-name="Normal"><text:span text:style-name="T1">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span></text:p>
      <text:p text:style-name="Normal"><text:span text:style-name="T1">“...”</text:span></text:p>
      <text:p text:style-name="Normal"><text:span text:style-name="T1">It was the second emptiest thing in this room, and it was a constant reminder of what she couldn't do. </text:span>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aking care of it; thinking about it this way, she smiled.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and even with the heart, neither really knowing where they wanted to go, all desperately fumbling around in search of light. Of course, the heart was hers, as for the buds, they were the foolish feelings she had developed. Would they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text:span text:style-name="T1">'</text:span>s rays were getting stronger, and they revealed the mirror that stood next to her wardrobe; she<text:span text:style-name="T1">'</text:span>d ignored it on purpose until now, for fear of what it might have reflected in the dark, but with all the light flooding in it lost its eeriness and became a normal mirror again.</text:p>
      <text:p text:style-name="Normal">“...”</text:p>
      <text:p text:style-name="Normal">... But what if it weren't a normal mirror? What if, by walking through it, she could enter another world? Perhaps that world would be kinder, perhaps it<text:span text:style-name="T1">'d </text:span>be more forgiving. Perhaps it would even have a place for her. Maybe it wouldn<text:span text:style-name="T1">'t have all that many people in it, but it</text:span>s alarm clocks would absolutely make sure to wake her up, shrieking right into her ears if they had t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while the alarm clocks were desperately ringing. That sounded like a fun world. But despite not living in that world, she could still smell the familiar smell of past eight. <text:span text:style-name="T1">「How strange.」 </text:span></text:p>
      <text:p text:style-name="Normal">“The familiar smell of past eight...” she repeated, partially lost in her own head.</text:p>
      <text:p text:style-name="Normal"><text:span text:style-name="T1">「Of past eight...? What time is it anyway?」</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